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size="16pt" officeooo:paragraph-rsid="00194b29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<text:s/>1 : Fundamentals of Programming</text:h>
      <text:p text:style-name="P1"/>
      <text:h text:style-name="Heading_20_2" text:outline-level="2">Chapter 2 : Python for Data Science: Introduction</text:h>
      <text:p text:style-name="P2">2.1 Python, Anaconda and relevant packages installations</text:p>
      <text:p text:style-name="P2">2.2 Why learn Python?</text:p>
      <text:p text:style-name="P2">2.3 Keywords and Identifiers</text:p>
      <text:p text:style-name="P2">2.4 Comments, Indentation, and Statements</text:p>
      <text:p text:style-name="P2">2.5 Variables and Datatypes in Python</text:p>
      <text:p text:style-name="P2">2.6 Standard Input and Output</text:p>
      <text:p text:style-name="P2">2.7 Operators</text:p>
      <text:p text:style-name="P2">2.8 Control flow: If...else</text:p>
      <text:p text:style-name="P2">2.9 Control flow: while loop</text:p>
      <text:p text:style-name="P2">2.10 Control flow: for loop</text:p>
      <text:p text:style-name="P2">2.11 Control flow: break and continue</text:p>
      <text:h text:style-name="Heading_20_2" text:outline-level="2">Chapter 3 : Python for Data Science: Data Structures</text:h>
      <text:p text:style-name="P2">3.1 Lists</text:p>
      <text:p text:style-name="P2">3.2 Tuples part 1</text:p>
      <text:p text:style-name="P2">3.3 Tuples part 2</text:p>
      <text:p text:style-name="P2">3.4 Sets</text:p>
      <text:p text:style-name="P2">3.5 Dictionary</text:p>
      <text:p text:style-name="P2">3.6 Strings</text:p>
      <text:h text:style-name="Heading_20_2" text:outline-level="2">Chapter 4 : Python for Data Science: Functions</text:h>
      <text:p text:style-name="P2">4.1 Introduction</text:p>
      <text:p text:style-name="P2">4.2 Types of Functions</text:p>
      <text:p text:style-name="P2">4.3 Function Arguments</text:p>
      <text:p text:style-name="P2">4.4 Recursive Functions</text:p>
      <text:p text:style-name="P2">4.5 Lambda Functions</text:p>
      <text:p text:style-name="P2">4.6 Modules</text:p>
      <text:p text:style-name="P2">4.7 Packages</text:p>
      <text:p text:style-name="P2">4.8 File Handling</text:p>
      <text:p text:style-name="P2">4.9 Exception Handling</text:p>
      <text:p text:style-name="P2">4.10 Debugging Python</text:p>
      <text:h text:style-name="Heading_20_2" text:outline-level="2">Chapter 5 : Python for Data Science: Functions</text:h>
      <text:p text:style-name="P2">5.1 Introduction to NumPy.</text:p>
      <text:p text:style-name="P3"><text:soft-page-break/>5.2 Numerical operations.</text:p>
      <text:h text:style-name="Heading_20_2" text:outline-level="2">Chapter 6 : Python for Data Science: Matplotlib</text:h>
      <text:p text:style-name="P2">6.1 Introduction to Matplotlib</text:p>
      <text:h text:style-name="Heading_20_2" text:outline-level="2">Chapter 7 : Python for Data Science: Pandas</text:h>
      <text:p text:style-name="P2">7.1 Getting started with pandas</text:p>
      <text:p text:style-name="P2">7.2 Data Frame Basics</text:p>
      <text:p text:style-name="P2">7.3 Key Operations on Data Frames.</text:p>
      <text:h text:style-name="Heading_20_2" text:outline-level="2">Chapter 8 : Computational Complexity: an Introduction</text:h>
      <text:p text:style-name="P2">8.1 Space and Time Complexity: Find the largest number in a list</text:p>
      <text:p text:style-name="P2">8.2 Binary search</text:p>
      <text:p text:style-name="P2">8.3 Find elements common in two lists.</text:p>
      <text:p text:style-name="P2">8.4 Find elements common in two lists using a Hashtable/Di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2:02:16.383211241</meta:creation-date>
    <dc:date>2021-12-16T12:05:51.438641697</dc:date>
    <meta:editing-duration>PT3M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217" meta:character-count="1327" meta:non-whitespace-character-count="1154"/>
  </office:meta>
</office:document-meta>
</file>